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F.setG( long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setJ(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setP( List &lt; CommonObject &gt;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setN( List &lt; Integer &gt;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get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setI( String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setK( long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get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g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setE( long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setO( List &lt; String &gt;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get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setL( int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ge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get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setM( int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get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setD( long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setH( String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setF( String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.setA( long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